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agraph-properties/>
    </style:style>
  </office:automatic-styles>
  <office:body>
    <office:text>
      <text:p text:style-name="P1">Dingin yang menusuk tak kuhirau. Aku berjalan menyusuri jalan yang akhir-akhir ini sering menjadi pusat perhatian orang-orang. Meski tak masuk dalam jajaran alasanku, tak ayal sekali dua kali aku memperhatikan rinci yang dahulu selalu terlewatkan. Memang semenjak walikota yang baru ini naik, banyak fasilitas publik yang diperbaiki. Atau mungkin sekedar diperhatikan. Ah, apa pula hakku mengatakan demikian, kafilah yang hanya menumpang lewat di kota yang katanya dibuat dari kegembiraan, hanya mampu berterima kasih karena masih disediakan seciduk air dan rejeki di rantau yang jauh dari sanak.</text:p>
      <text:p text:style-name="P1"/>
      <text:p text:style-name="P1">Ini kali pertama aku benar-benar mendatangi ini sebelum mentari terbit. Setelah hampir satu dekade aku hidup dan menghirup udara kota ini, selama itu pula tak terlintas dalam pikirku untuk menapaki jalan ini.</text:p>
      <text:p text:style-name="P1"/>
      <text:p text:style-name="P1">Aku masih terlarut dalam kenangan ketika kakiku mulai melangkah menuju trotoar seberang jalan, yang mana bisa kulihat dengan jelas tulisan Pidi Baiq, <text:line-break/><text:line-break/>&gt; Dan <text:span text:style-name="T1">Bandung</text:span> bagiku <text:span text:style-name="T1">bukan hanya</text:span> masalah <text:span text:style-name="T1">geografis</text:span> · </text:p>
      <text:p text:style-name="P1">&gt; Lebih jauh dari itu melibatkan perasaan yang bersamaku ketika sunyi </text:p>
      <text:p text:style-name="P1"/>
      <text:p text:style-name="P1">Terenyuh kulihat tulisan itu. Tak pelak, berbagai kenangan berhamburan di benakku, saling berebut dan menyusup mengisi relungku. </text:p>
      <text:p text:style-name="P1"/>
      <text:p text:style-name="P1">Aku suka kota ini. </text:p>
      <text:p text:style-name="P1"/>
      <text:p text:style-name="P1">Dengan segala kemacetannya, dengan segala keramahannya, dengan segala kecantikannya. </text:p>
      <text:p text:style-name="P1"/>
      <text:p text:style-name="P1">Kuteruskan perjalananku dengan hati yang berkecamuk. Satu-satu kutapaki ubin trotoar yang berwarna-warni dan dengan satu _lane_ <text:s text:c="1"/>di tengah-tengah yang dikhususkan untuk tunanetra. </text:p>
      <text:p text:style-name="P1">Langkahku semain kupercepat seiring naiknya sang fajar yang mulai merekah di ufuk timur. <text:s text:c="1"/>Juga kulakukan agar semua kenangan ini cepat merasuk tanpa harus merajuk untuk tetap tinggal. </text:p>
      <text:p text:style-name="P1"/>
      <text:p text:style-name="P1">Au Revoir!</text:p>
      <text:p text:style-name="P1"/>
    </office:text>
  </office:body>
</office:document-content>
</file>

<file path=styles.xml><?xml version="1.0" encoding="utf-8"?>
<office:document-styles xmlns:office="urn:oasis:names:tc:opendocument:xmlns:office:1.0" office:version="1.2"/>
</file>